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99a" officeooo:paragraph-rsid="0001199a"/>
    </style:style>
    <style:style style:name="P2" style:family="paragraph" style:parent-style-name="Standard">
      <style:text-properties officeooo:rsid="0002441f" officeooo:paragraph-rsid="0002441f"/>
    </style:style>
    <style:style style:name="P3" style:family="paragraph" style:parent-style-name="Standard">
      <style:text-properties officeooo:rsid="0002ac9b" officeooo:paragraph-rsid="0002a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esting links</text:p>
      <text:p text:style-name="P1"><text:a xlink:type="simple" xlink:href="https://www.hbrobotics.org/" text:style-name="Internet_20_link" text:visited-style-name="Visited_20_Internet_20_Link">https://www.hbrobotics.org/</text:a></text:p>
      <text:p text:style-name="P1"><text:a xlink:type="simple" xlink:href="https://github.com/Dhruv2012/Autonomous-Farm-Robot" text:style-name="Internet_20_link" text:visited-style-name="Visited_20_Internet_20_Link">https://github.com/Dhruv2012/Autonomous-Farm-Robot</text:a></text:p>
      <text:p text:style-name="P1"><text:a xlink:type="simple" xlink:href="https://www.youtube.com/watch?v=1drMG3SBTQ8&amp;feature=youtu.be" text:style-name="Internet_20_link" text:visited-style-name="Visited_20_Internet_20_Link">https://www.youtube.com/watch?v=1drMG3SBTQ8&amp;feature=youtu.be</text:a> – using farm simulator software</text:p>
      <text:p text:style-name="P1"><text:a xlink:type="simple" xlink:href="https://roverrobotics.com/collections/all" text:style-name="Internet_20_link" text:visited-style-name="Visited_20_Internet_20_Link">https://roverrobotics.com/collections/all</text:a></text:p>
      <text:p text:style-name="P1"><text:a xlink:type="simple" xlink:href="https://discourse.ros.org/t/navigation-for-precision-farming-in-open-fields/15138/12" text:style-name="Internet_20_link" text:visited-style-name="Visited_20_Internet_20_Link">https://discourse.ros.org/t/navigation-for-precision-farming-in-open-fields/15138/12</text:a></text:p>
      <text:p text:style-name="P2"><text:a xlink:type="simple" xlink:href="https://www.rosin-project.eu/ftp/agrobit-mowing-robot" text:style-name="Internet_20_link" text:visited-style-name="Visited_20_Internet_20_Link">https://www.rosin-project.eu/ftp/agrobit-mowing-robot</text:a></text:p>
      <text:p text:style-name="P3"><text:a xlink:type="simple" xlink:href="https://gitlab.inesctec.pt/agrob/agrob_pp/-/blob/master/agrob_path_planning/readme.md" text:style-name="Internet_20_link" text:visited-style-name="Visited_20_Internet_20_Link">https://gitlab.inesctec.pt/agrob/agrob_pp/-/blob/master/agrob_path_planning/readme.md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21:28:45.827719814</meta:creation-date>
    <dc:date>2021-02-01T23:09:07.839138269</dc:date>
    <meta:editing-duration>PT1H9M51S</meta:editing-duration>
    <meta:editing-cycles>1</meta:editing-cycles>
    <meta:document-statistic meta:table-count="0" meta:image-count="0" meta:object-count="0" meta:page-count="1" meta:paragraph-count="8" meta:word-count="13" meta:character-count="449" meta:non-whitespace-character-count="443"/>
    <meta:generator>LibreOffice/5.1.6.2$Linux_X86_64 LibreOffice_project/10m0$Build-2</meta:generator>
  </office:meta>
</office:document-meta>
</file>